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inheri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50505" style:font-name="inherit" fo:font-size="11.25pt" fo:letter-spacing="normal" fo:font-style="normal" fo:font-weight="normal"/>
    </style:style>
    <style:style style:name="T1" style:family="text">
      <style:text-properties officeooo:rsid="00073afd"/>
    </style:style>
    <style:style style:name="T2" style:family="text">
      <style:text-properties officeooo:rsid="000903cd"/>
    </style:style>
    <style:style style:name="T3" style:family="text">
      <style:text-properties officeooo:rsid="000afc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o una pequeña ayuda a la situación que estamos viviendo he diseñado una web donde podrás buscar ollas comunes, subir la tuya y ademas caracolear.</text:p>
      <text:p text:style-name="P2"/>
      <text:p text:style-name="P2">http://ollaguerrasoft.herokuapp.com</text:p>
      <text:p text:style-name="P1"/>
      <text:p text:style-name="P2">he compartido la suya en la <text:span text:style-name="T3">sección</text:span> compartidas de <text:span text:style-name="T3">Facebook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9:41:09.260637599</meta:creation-date>
    <dc:date>2020-06-08T22:10:23.403735766</dc:date>
    <meta:editing-duration>PT1H18M43S</meta:editing-duration>
    <meta:editing-cycles>1</meta:editing-cycles>
    <meta:document-statistic meta:table-count="0" meta:image-count="0" meta:object-count="0" meta:page-count="1" meta:paragraph-count="3" meta:word-count="36" meta:character-count="243" meta:non-whitespace-character-count="210"/>
    <meta:generator>LibreOffice/6.0.7.3$Linux_X86_64 LibreOffice_project/00m0$Build-3</meta:generator>
  </office:meta>
</office:document-meta>
</file>